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Divide and Choose" table:style-name="ta1">
        <table:shapes>
          <draw:frame draw:z-index="0" draw:style-name="gr1" svg:width="6.298in" svg:height="3.5449in" svg:x="0.0213in" svg:y="1.513in">
            <draw:object draw:notify-on-update-of-ranges="'Divide and Choose'.A1:'Divide and Choose'.A1 'Divide and Choose'.A2:'Divide and Choose'.A3 'Divide and Choose'.B1:'Divide and Choose'.B1 'Divide and Choose'.B2:'Divide and Choose'.B3 'Divide and Choose'.C1:'Divide and Choose'.C1 'Divide and Choose'.C2:'Divide and Choose'.C3 'Divide and Choose'.D1:'Divide and Choose'.D1 'Divide and Choose'.D2:'Divide and Choose'.D3 'Divide and Choose'.E1:'Divide and Choose'.E1 'Divide and Choose'.E2:'Divide and Choose'.E3 'Divide and Choose'.F1:'Divide and Choose'.F1 'Divide and Choose'.F2:'Divide and Choose'.F3 'Divide and Choose'.G1:'Divide and Choose'.G1 'Divide and Choose'.G2:'Divide and Choose'.G3 'Divide and Choose'.H1:'Divide and Choose'.H1 'Divide and Choose'.H2:'Divide and Choose'.H3 'Divide and Choose'.I1:'Divide and Choose'.I1 'Divide and Choose'.I2:'Divide and Choose'.I3 'Divide and Choose'.J1:'Divide and Choose'.J1 'Divide and Choose'.J2:'Divide and Choose'.J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88in" svg:height="3.5429in" svg:x="7.1177in" svg:y="1.4913in">
            <draw:object draw:notify-on-update-of-ranges="'Divide and Choose'.A5:'Divide and Choose'.A5 'Divide and Choose'.A6:'Divide and Choose'.A7 'Divide and Choose'.B5:'Divide and Choose'.B5 'Divide and Choose'.B6:'Divide and Choose'.B7 'Divide and Choose'.C5:'Divide and Choose'.C5 'Divide and Choose'.C6:'Divide and Choose'.C7 'Divide and Choose'.D5:'Divide and Choose'.D5 'Divide and Choose'.D6:'Divide and Choose'.D7 'Divide and Choose'.E5:'Divide and Choose'.E5 'Divide and Choose'.E6:'Divide and Choose'.E7 'Divide and Choose'.F5:'Divide and Choose'.F5 'Divide and Choose'.F6:'Divide and Choose'.F7 'Divide and Choose'.G5:'Divide and Choose'.G5 'Divide and Choose'.G6:'Divide and Choose'.G7 'Divide and Choose'.H5:'Divide and Choose'.H5 'Divide and Choose'.H6:'Divide and Choose'.H7 'Divide and Choose'.I5:'Divide and Choose'.I5 'Divide and Choose'.I6:'Divide and Choose'.I7 'Divide and Choose'.J5:'Divide and Choose'.J5 'Divide and Choose'.J6:'Divide and Choose'.J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5" table:default-cell-style-name="Default"/>
        <table:table-row table:style-name="ro1">
          <table:table-cell/>
          <table:table-cell table:style-name="ce1" office:value-type="string">
            <text:p>Round 1</text:p>
          </table:table-cell>
          <table:table-cell table:style-name="ce1" office:value-type="string">
            <text:p>Round 2</text:p>
          </table:table-cell>
          <table:table-cell table:style-name="ce1" office:value-type="string">
            <text:p>Round 3</text:p>
          </table:table-cell>
          <table:table-cell table:style-name="ce1" office:value-type="string">
            <text:p>Round 4</text:p>
          </table:table-cell>
          <table:table-cell table:style-name="ce1" office:value-type="string">
            <text:p>Round 5</text:p>
          </table:table-cell>
          <table:table-cell table:style-name="ce1" office:value-type="string">
            <text:p>Round 6</text:p>
          </table:table-cell>
          <table:table-cell table:style-name="ce1" office:value-type="string">
            <text:p>Round 7</text:p>
          </table:table-cell>
          <table:table-cell table:style-name="ce1" office:value-type="string">
            <text:p>Round 8</text:p>
          </table:table-cell>
          <table:table-cell table:style-name="ce1" office:value-type="string">
            <text:p>Average</text:p>
          </table:table-cell>
          <table:table-cell table:style-name="ce1" table:number-columns-repeated="6"/>
        </table:table-row>
        <table:table-row table:style-name="ro1">
          <table:table-cell office:value-type="string">
            <text:p>Player1</text:p>
          </table:table-cell>
          <table:table-cell office:value-type="float" office:value="0.500320899868">
            <text:p>0.5003208999</text:p>
          </table:table-cell>
          <table:table-cell office:value-type="float" office:value="0.581349247947">
            <text:p>0.5813492479</text:p>
          </table:table-cell>
          <table:table-cell office:value-type="float" office:value="0.502246863063">
            <text:p>0.5022468631</text:p>
          </table:table-cell>
          <table:table-cell office:value-type="float" office:value="0.61103941634">
            <text:p>0.6110394163</text:p>
          </table:table-cell>
          <table:table-cell office:value-type="float" office:value="0.567563093408">
            <text:p>0.5675630934</text:p>
          </table:table-cell>
          <table:table-cell office:value-type="float" office:value="0.500890787902">
            <text:p>0.5008907879</text:p>
          </table:table-cell>
          <table:table-cell office:value-type="float" office:value="0.500331904636">
            <text:p>0.5003319046</text:p>
          </table:table-cell>
          <table:table-cell office:value-type="float" office:value="0.559855421334">
            <text:p>0.5598554213</text:p>
          </table:table-cell>
          <table:table-cell table:formula="of:=AVERAGE([.B2:.I2])" office:value-type="float" office:value="0.54044970431225">
            <text:p>0.5404497043</text:p>
          </table:table-cell>
          <table:table-cell table:number-columns-repeated="6"/>
        </table:table-row>
        <table:table-row table:style-name="ro1">
          <table:table-cell office:value-type="string">
            <text:p>Player2</text:p>
          </table:table-cell>
          <table:table-cell office:value-type="float" office:value="0.629140909254">
            <text:p>0.6291409093</text:p>
          </table:table-cell>
          <table:table-cell office:value-type="float" office:value="0.50063331911">
            <text:p>0.5006333191</text:p>
          </table:table-cell>
          <table:table-cell office:value-type="float" office:value="0.499649807397">
            <text:p>0.4996498074</text:p>
          </table:table-cell>
          <table:table-cell office:value-type="float" office:value="0.499805749333">
            <text:p>0.4998057493</text:p>
          </table:table-cell>
          <table:table-cell office:value-type="float" office:value="0.499899956796">
            <text:p>0.4998999568</text:p>
          </table:table-cell>
          <table:table-cell office:value-type="float" office:value="0.499973488604">
            <text:p>0.4999734886</text:p>
          </table:table-cell>
          <table:table-cell office:value-type="float" office:value="0.70420586054">
            <text:p>0.7042058605</text:p>
          </table:table-cell>
          <table:table-cell office:value-type="float" office:value="0.499891196649">
            <text:p>0.4998911966</text:p>
          </table:table-cell>
          <table:table-cell table:formula="of:=AVERAGE([.B3:.I3])" office:value-type="float" office:value="0.541650035960375">
            <text:p>0.541650036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Round 1</text:p>
          </table:table-cell>
          <table:table-cell table:style-name="ce1" office:value-type="string">
            <text:p>Round 2</text:p>
          </table:table-cell>
          <table:table-cell table:style-name="ce1" office:value-type="string">
            <text:p>Round 3</text:p>
          </table:table-cell>
          <table:table-cell table:style-name="ce1" office:value-type="string">
            <text:p>Round 4</text:p>
          </table:table-cell>
          <table:table-cell table:style-name="ce1" office:value-type="string">
            <text:p>Round 5</text:p>
          </table:table-cell>
          <table:table-cell table:style-name="ce1" office:value-type="string">
            <text:p>Round 6</text:p>
          </table:table-cell>
          <table:table-cell table:style-name="ce1" office:value-type="string">
            <text:p>Round 7</text:p>
          </table:table-cell>
          <table:table-cell table:style-name="ce1" office:value-type="string">
            <text:p>Round 8</text:p>
          </table:table-cell>
          <table:table-cell table:style-name="ce1" office:value-type="string">
            <text:p>Average</text:p>
          </table:table-cell>
          <table:table-cell table:number-columns-repeated="6"/>
        </table:table-row>
        <table:table-row table:style-name="ro1">
          <table:table-cell office:value-type="string">
            <text:p>Player1</text:p>
          </table:table-cell>
          <table:table-cell office:value-type="float" office:value="0.650806777557">
            <text:p>0.6508067776</text:p>
          </table:table-cell>
          <table:table-cell office:value-type="float" office:value="0.494574031896">
            <text:p>0.4945740319</text:p>
          </table:table-cell>
          <table:table-cell office:value-type="float" office:value="0.56757465774">
            <text:p>0.5675746577</text:p>
          </table:table-cell>
          <table:table-cell office:value-type="float" office:value="0.592849302586">
            <text:p>0.5928493026</text:p>
          </table:table-cell>
          <table:table-cell office:value-type="float" office:value="0.626778536633">
            <text:p>0.6267785366</text:p>
          </table:table-cell>
          <table:table-cell office:value-type="float" office:value="0.56300841192">
            <text:p>0.5630084119</text:p>
          </table:table-cell>
          <table:table-cell office:value-type="float" office:value="0.733124540065">
            <text:p>0.7331245401</text:p>
          </table:table-cell>
          <table:table-cell office:value-type="float" office:value="0.504245739989">
            <text:p>0.50424574</text:p>
          </table:table-cell>
          <table:table-cell table:formula="of:=AVERAGE([.B6:.I6])" office:value-type="float" office:value="0.59162024979825">
            <text:p>0.5916202498</text:p>
          </table:table-cell>
          <table:table-cell table:number-columns-repeated="6"/>
        </table:table-row>
        <table:table-row table:style-name="ro1">
          <table:table-cell office:value-type="string">
            <text:p>Player2</text:p>
          </table:table-cell>
          <table:table-cell office:value-type="float" office:value="0.494817282239">
            <text:p>0.4948172822</text:p>
          </table:table-cell>
          <table:table-cell office:value-type="float" office:value="0.575663128123">
            <text:p>0.5756631281</text:p>
          </table:table-cell>
          <table:table-cell office:value-type="float" office:value="0.505894606401">
            <text:p>0.5058946064</text:p>
          </table:table-cell>
          <table:table-cell office:value-type="float" office:value="0.503068055466">
            <text:p>0.5030680555</text:p>
          </table:table-cell>
          <table:table-cell office:value-type="float" office:value="0.503830622357">
            <text:p>0.5038306224</text:p>
          </table:table-cell>
          <table:table-cell office:value-type="float" office:value="0.490560773588">
            <text:p>0.4905607736</text:p>
          </table:table-cell>
          <table:table-cell office:value-type="float" office:value="0.493607949665">
            <text:p>0.4936079497</text:p>
          </table:table-cell>
          <table:table-cell office:value-type="float" office:value="0.533626011103">
            <text:p>0.5336260111</text:p>
          </table:table-cell>
          <table:table-cell table:formula="of:=AVERAGE([.B7:.I7])" office:value-type="float" office:value="0.51263355361775">
            <text:p>0.5126335536</text:p>
          </table:table-cell>
          <table:table-cell table:number-columns-repeated="6"/>
        </table:table-row>
      </table:table>
      <table:table table:name="Knaster Sealed Bids" table:style-name="ta1">
        <table:shapes>
          <draw:frame draw:z-index="0" draw:style-name="gr1" svg:width="6.2988in" svg:height="3.5429in" svg:x="0in" svg:y="1.678in">
            <draw:object draw:notify-on-update-of-ranges="'Knaster Sealed Bids'.A1:'Knaster Sealed Bids'.A1 'Knaster Sealed Bids'.A2:'Knaster Sealed Bids'.A3 'Knaster Sealed Bids'.B1:'Knaster Sealed Bids'.B1 'Knaster Sealed Bids'.B2:'Knaster Sealed Bids'.B3 'Knaster Sealed Bids'.C1:'Knaster Sealed Bids'.C1 'Knaster Sealed Bids'.C2:'Knaster Sealed Bids'.C3 'Knaster Sealed Bids'.D1:'Knaster Sealed Bids'.D1 'Knaster Sealed Bids'.D2:'Knaster Sealed Bids'.D3 'Knaster Sealed Bids'.E1:'Knaster Sealed Bids'.E1 'Knaster Sealed Bids'.E2:'Knaster Sealed Bids'.E3 'Knaster Sealed Bids'.F1:'Knaster Sealed Bids'.F1 'Knaster Sealed Bids'.F2:'Knaster Sealed Bids'.F3 'Knaster Sealed Bids'.G1:'Knaster Sealed Bids'.G1 'Knaster Sealed Bids'.G2:'Knaster Sealed Bids'.G3 'Knaster Sealed Bids'.H1:'Knaster Sealed Bids'.H1 'Knaster Sealed Bids'.H2:'Knaster Sealed Bids'.H3 'Knaster Sealed Bids'.I1:'Knaster Sealed Bids'.I1 'Knaster Sealed Bids'.I2:'Knaster Sealed Bids'.I3 'Knaster Sealed Bids'.J1:'Knaster Sealed Bids'.J1 'Knaster Sealed Bids'.J2:'Knaster Sealed Bids'.J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7.0961in" svg:y="1.6783in">
            <draw:object draw:notify-on-update-of-ranges="'Knaster Sealed Bids'.A5:'Knaster Sealed Bids'.A5 'Knaster Sealed Bids'.A6:'Knaster Sealed Bids'.A7 'Knaster Sealed Bids'.B5:'Knaster Sealed Bids'.B5 'Knaster Sealed Bids'.B6:'Knaster Sealed Bids'.B7 'Knaster Sealed Bids'.C5:'Knaster Sealed Bids'.C5 'Knaster Sealed Bids'.C6:'Knaster Sealed Bids'.C7 'Knaster Sealed Bids'.D5:'Knaster Sealed Bids'.D5 'Knaster Sealed Bids'.D6:'Knaster Sealed Bids'.D7 'Knaster Sealed Bids'.E5:'Knaster Sealed Bids'.E5 'Knaster Sealed Bids'.E6:'Knaster Sealed Bids'.E7 'Knaster Sealed Bids'.F5:'Knaster Sealed Bids'.F5 'Knaster Sealed Bids'.F6:'Knaster Sealed Bids'.F7 'Knaster Sealed Bids'.G5:'Knaster Sealed Bids'.G5 'Knaster Sealed Bids'.G6:'Knaster Sealed Bids'.G7 'Knaster Sealed Bids'.H5:'Knaster Sealed Bids'.H5 'Knaster Sealed Bids'.H6:'Knaster Sealed Bids'.H7 'Knaster Sealed Bids'.I5:'Knaster Sealed Bids'.I5 'Knaster Sealed Bids'.I6:'Knaster Sealed Bids'.I7 'Knaster Sealed Bids'.J5:'Knaster Sealed Bids'.J5 'Knaster Sealed Bids'.J6:'Knaster Sealed Bids'.J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>
            <text:p>Round 1</text:p>
          </table:table-cell>
          <table:table-cell table:style-name="ce1" office:value-type="string">
            <text:p>Round 2</text:p>
          </table:table-cell>
          <table:table-cell table:style-name="ce1" office:value-type="string">
            <text:p>Round 3</text:p>
          </table:table-cell>
          <table:table-cell table:style-name="ce1" office:value-type="string">
            <text:p>Round 4</text:p>
          </table:table-cell>
          <table:table-cell table:style-name="ce1" office:value-type="string">
            <text:p>Round 5</text:p>
          </table:table-cell>
          <table:table-cell table:style-name="ce1" office:value-type="string">
            <text:p>Round 6</text:p>
          </table:table-cell>
          <table:table-cell table:style-name="ce1" office:value-type="string">
            <text:p>Round 7</text:p>
          </table:table-cell>
          <table:table-cell table:style-name="ce1" office:value-type="string">
            <text:p>Round 8</text:p>
          </table:table-cell>
          <table:table-cell table:style-name="ce1" office:value-type="string">
            <text:p>Average</text:p>
          </table:table-cell>
        </table:table-row>
        <table:table-row table:style-name="ro1">
          <table:table-cell table:style-name="ce1" office:value-type="string">
            <text:p>Player1</text:p>
          </table:table-cell>
          <table:table-cell office:value-type="float" office:value="0.519557851575">
            <text:p>0.5195578516</text:p>
          </table:table-cell>
          <table:table-cell office:value-type="float" office:value="0.4805177848">
            <text:p>0.4805177848</text:p>
          </table:table-cell>
          <table:table-cell office:value-type="float" office:value="0.580401946083">
            <text:p>0.5804019461</text:p>
          </table:table-cell>
          <table:table-cell office:value-type="float" office:value="0.592969437583">
            <text:p>0.5929694376</text:p>
          </table:table-cell>
          <table:table-cell office:value-type="float" office:value="0.579026264319">
            <text:p>0.5790262643</text:p>
          </table:table-cell>
          <table:table-cell office:value-type="float" office:value="0.810127933633">
            <text:p>0.8101279336</text:p>
          </table:table-cell>
          <table:table-cell office:value-type="float" office:value="0.568318737702">
            <text:p>0.5683187377</text:p>
          </table:table-cell>
          <table:table-cell office:value-type="float" office:value="0.654657814986">
            <text:p>0.654657815</text:p>
          </table:table-cell>
          <table:table-cell table:formula="of:=AVERAGE([.B2:.I2])" office:value-type="float" office:value="0.598197221335125">
            <text:p>0.5981972213</text:p>
          </table:table-cell>
        </table:table-row>
        <table:table-row table:style-name="ro1">
          <table:table-cell table:style-name="ce1" office:value-type="string">
            <text:p>Player2</text:p>
          </table:table-cell>
          <table:table-cell office:value-type="float" office:value="0.763176771331">
            <text:p>0.7631767713</text:p>
          </table:table-cell>
          <table:table-cell office:value-type="float" office:value="0.806730661762">
            <text:p>0.8067306618</text:p>
          </table:table-cell>
          <table:table-cell office:value-type="float" office:value="0.589015375948">
            <text:p>0.5890153759</text:p>
          </table:table-cell>
          <table:table-cell office:value-type="float" office:value="0.614008770669">
            <text:p>0.6140087707</text:p>
          </table:table-cell>
          <table:table-cell office:value-type="float" office:value="0.570533837378">
            <text:p>0.5705338374</text:p>
          </table:table-cell>
          <table:table-cell office:value-type="float" office:value="0.632408291641">
            <text:p>0.6324082916</text:p>
          </table:table-cell>
          <table:table-cell office:value-type="float" office:value="0.64135334627">
            <text:p>0.6413533463</text:p>
          </table:table-cell>
          <table:table-cell office:value-type="float" office:value="0.602707946221">
            <text:p>0.6027079462</text:p>
          </table:table-cell>
          <table:table-cell table:formula="of:=AVERAGE([.B3:.I3])" office:value-type="float" office:value="0.6524918751525">
            <text:p>0.6524918752</text:p>
          </table:table-cell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/>
          <table:table-cell table:style-name="ce1" office:value-type="string">
            <text:p>Round 1</text:p>
          </table:table-cell>
          <table:table-cell table:style-name="ce1" office:value-type="string">
            <text:p>Round 2</text:p>
          </table:table-cell>
          <table:table-cell table:style-name="ce1" office:value-type="string">
            <text:p>Round 3</text:p>
          </table:table-cell>
          <table:table-cell table:style-name="ce1" office:value-type="string">
            <text:p>Round 4</text:p>
          </table:table-cell>
          <table:table-cell table:style-name="ce1" office:value-type="string">
            <text:p>Round 5</text:p>
          </table:table-cell>
          <table:table-cell table:style-name="ce1" office:value-type="string">
            <text:p>Round 6</text:p>
          </table:table-cell>
          <table:table-cell table:style-name="ce1" office:value-type="string">
            <text:p>Round 7</text:p>
          </table:table-cell>
          <table:table-cell table:style-name="ce1" office:value-type="string">
            <text:p>Round 8</text:p>
          </table:table-cell>
          <table:table-cell table:style-name="ce1" office:value-type="string">
            <text:p>Average</text:p>
          </table:table-cell>
        </table:table-row>
        <table:table-row table:style-name="ro1">
          <table:table-cell table:style-name="ce1" office:value-type="string">
            <text:p>Player1</text:p>
          </table:table-cell>
          <table:table-cell office:value-type="float" office:value="0.735834425922">
            <text:p>0.7358344259</text:p>
          </table:table-cell>
          <table:table-cell office:value-type="float" office:value="0.684337292245">
            <text:p>0.6843372922</text:p>
          </table:table-cell>
          <table:table-cell office:value-type="float" office:value="0.490396699102">
            <text:p>0.4903966991</text:p>
          </table:table-cell>
          <table:table-cell office:value-type="float" office:value="0.694284517421">
            <text:p>0.6942845174</text:p>
          </table:table-cell>
          <table:table-cell office:value-type="float" office:value="0.713513464314">
            <text:p>0.7135134643</text:p>
          </table:table-cell>
          <table:table-cell office:value-type="float" office:value="0.697388786645">
            <text:p>0.6973887866</text:p>
          </table:table-cell>
          <table:table-cell office:value-type="float" office:value="0.806306941502">
            <text:p>0.8063069415</text:p>
          </table:table-cell>
          <table:table-cell office:value-type="float" office:value="0.731561699044">
            <text:p>0.731561699</text:p>
          </table:table-cell>
          <table:table-cell table:formula="of:=AVERAGE([.B6:.I6])" office:value-type="float" office:value="0.694202978274375">
            <text:p>0.6942029783</text:p>
          </table:table-cell>
        </table:table-row>
        <table:table-row table:style-name="ro1">
          <table:table-cell table:style-name="ce1" office:value-type="string">
            <text:p>Player2</text:p>
          </table:table-cell>
          <table:table-cell office:value-type="float" office:value="0.603090013919">
            <text:p>0.6030900139</text:p>
          </table:table-cell>
          <table:table-cell office:value-type="float" office:value="0.643262200039">
            <text:p>0.6432622</text:p>
          </table:table-cell>
          <table:table-cell office:value-type="float" office:value="0.704315533244">
            <text:p>0.7043155332</text:p>
          </table:table-cell>
          <table:table-cell office:value-type="float" office:value="0.587142297431">
            <text:p>0.5871422974</text:p>
          </table:table-cell>
          <table:table-cell office:value-type="float" office:value="0.611996061305">
            <text:p>0.6119960613</text:p>
          </table:table-cell>
          <table:table-cell office:value-type="float" office:value="0.566435346853">
            <text:p>0.5664353469</text:p>
          </table:table-cell>
          <table:table-cell office:value-type="float" office:value="0.510134468096">
            <text:p>0.5101344681</text:p>
          </table:table-cell>
          <table:table-cell office:value-type="float" office:value="0.494690142998">
            <text:p>0.494690143</text:p>
          </table:table-cell>
          <table:table-cell table:formula="of:=AVERAGE([.B7:.I7])" office:value-type="float" office:value="0.590133257985625">
            <text:p>0.590133258</text:p>
          </table:table-cell>
        </table:table-row>
        <table:table-row table:style-name="ro1" table:number-rows-repeated="22">
          <table:table-cell table:number-columns-repeated="10"/>
        </table:table-row>
        <table:table-row table:style-name="ro2" table:number-rows-repeated="6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1" table:number-rows-repeated="6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ubins Spanier" table:style-name="ta1">
        <table:shapes>
          <draw:frame draw:z-index="0" draw:style-name="gr1" svg:width="6.2988in" svg:height="3.5429in" svg:x="0.0067in" svg:y="1.6665in">
            <draw:object draw:notify-on-update-of-ranges="'Dubins Spanier'.A5:'Dubins Spanier'.A5 'Dubins Spanier'.A6:'Dubins Spanier'.A7 'Dubins Spanier'.B5:'Dubins Spanier'.B5 'Dubins Spanier'.B6:'Dubins Spanier'.B7 'Dubins Spanier'.C5:'Dubins Spanier'.C5 'Dubins Spanier'.C6:'Dubins Spanier'.C7 'Dubins Spanier'.D5:'Dubins Spanier'.D5 'Dubins Spanier'.D6:'Dubins Spanier'.D7 'Dubins Spanier'.E5:'Dubins Spanier'.E5 'Dubins Spanier'.E6:'Dubins Spanier'.E7 'Dubins Spanier'.F5:'Dubins Spanier'.F5 'Dubins Spanier'.F6:'Dubins Spanier'.F7 'Dubins Spanier'.G5:'Dubins Spanier'.G5 'Dubins Spanier'.G6:'Dubins Spanier'.G7 'Dubins Spanier'.H5:'Dubins Spanier'.H5 'Dubins Spanier'.H6:'Dubins Spanier'.H7 'Dubins Spanier'.I5:'Dubins Spanier'.I5 'Dubins Spanier'.I6:'Dubins Spanier'.I7 'Dubins Spanier'.J5:'Dubins Spanier'.J5 'Dubins Spanier'.J6:'Dubins Spanier'.J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7.0961in" svg:y="1.5071in">
            <draw:object draw:notify-on-update-of-ranges="'Dubins Spanier'.A1:'Dubins Spanier'.A1 'Dubins Spanier'.A2:'Dubins Spanier'.A3 'Dubins Spanier'.B1:'Dubins Spanier'.B1 'Dubins Spanier'.B2:'Dubins Spanier'.B3 'Dubins Spanier'.C1:'Dubins Spanier'.C1 'Dubins Spanier'.C2:'Dubins Spanier'.C3 'Dubins Spanier'.D1:'Dubins Spanier'.D1 'Dubins Spanier'.D2:'Dubins Spanier'.D3 'Dubins Spanier'.E1:'Dubins Spanier'.E1 'Dubins Spanier'.E2:'Dubins Spanier'.E3 'Dubins Spanier'.F1:'Dubins Spanier'.F1 'Dubins Spanier'.F2:'Dubins Spanier'.F3 'Dubins Spanier'.G1:'Dubins Spanier'.G1 'Dubins Spanier'.G2:'Dubins Spanier'.G3 'Dubins Spanier'.H1:'Dubins Spanier'.H1 'Dubins Spanier'.H2:'Dubins Spanier'.H3 'Dubins Spanier'.I1:'Dubins Spanier'.I1 'Dubins Spanier'.I2:'Dubins Spanier'.I3 'Dubins Spanier'.J1:'Dubins Spanier'.J1 'Dubins Spanier'.J2:'Dubins Spanier'.J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>
            <text:p>Round 1</text:p>
          </table:table-cell>
          <table:table-cell table:style-name="ce1" office:value-type="string">
            <text:p>Round 2</text:p>
          </table:table-cell>
          <table:table-cell table:style-name="ce1" office:value-type="string">
            <text:p>Round 3</text:p>
          </table:table-cell>
          <table:table-cell table:style-name="ce1" office:value-type="string">
            <text:p>Round 4</text:p>
          </table:table-cell>
          <table:table-cell table:style-name="ce1" office:value-type="string">
            <text:p>Round 5</text:p>
          </table:table-cell>
          <table:table-cell table:style-name="ce1" office:value-type="string">
            <text:p>Round 6</text:p>
          </table:table-cell>
          <table:table-cell table:style-name="ce1" office:value-type="string">
            <text:p>Round 7</text:p>
          </table:table-cell>
          <table:table-cell table:style-name="ce1" office:value-type="string">
            <text:p>Round 8</text:p>
          </table:table-cell>
          <table:table-cell table:style-name="ce1" office:value-type="string">
            <text:p>Average</text:p>
          </table:table-cell>
        </table:table-row>
        <table:table-row table:style-name="ro1">
          <table:table-cell office:value-type="string">
            <text:p>Player1</text:p>
          </table:table-cell>
          <table:table-cell office:value-type="float" office:value="0.401886352299">
            <text:p>0.4018863523</text:p>
          </table:table-cell>
          <table:table-cell office:value-type="float" office:value="0.689905790576">
            <text:p>0.6899057906</text:p>
          </table:table-cell>
          <table:table-cell office:value-type="float" office:value="0.570096525902">
            <text:p>0.5700965259</text:p>
          </table:table-cell>
          <table:table-cell office:value-type="float" office:value="0.500634356526">
            <text:p>0.5006343565</text:p>
          </table:table-cell>
          <table:table-cell office:value-type="float" office:value="0.592048063808">
            <text:p>0.5920480638</text:p>
          </table:table-cell>
          <table:table-cell office:value-type="float" office:value="0.410668824954">
            <text:p>0.410668825</text:p>
          </table:table-cell>
          <table:table-cell office:value-type="float" office:value="0.500101999723">
            <text:p>0.5001019997</text:p>
          </table:table-cell>
          <table:table-cell office:value-type="float" office:value="0.500032921934">
            <text:p>0.5000329219</text:p>
          </table:table-cell>
          <table:table-cell table:formula="of:=AVERAGE([.B2:.I2])" office:value-type="float" office:value="0.52067185446525">
            <text:p>0.5206718545</text:p>
          </table:table-cell>
        </table:table-row>
        <table:table-row table:style-name="ro1">
          <table:table-cell office:value-type="string">
            <text:p>Player2</text:p>
          </table:table-cell>
          <table:table-cell office:value-type="float" office:value="0.499560715133">
            <text:p>0.4995607151</text:p>
          </table:table-cell>
          <table:table-cell office:value-type="float" office:value="0.498965801563">
            <text:p>0.4989658016</text:p>
          </table:table-cell>
          <table:table-cell office:value-type="float" office:value="0.499732929328">
            <text:p>0.4997329293</text:p>
          </table:table-cell>
          <table:table-cell office:value-type="float" office:value="0.401209739132">
            <text:p>0.4012097391</text:p>
          </table:table-cell>
          <table:table-cell office:value-type="float" office:value="0.513185578283">
            <text:p>0.5131855783</text:p>
          </table:table-cell>
          <table:table-cell office:value-type="float" office:value="0.500302603177">
            <text:p>0.5003026032</text:p>
          </table:table-cell>
          <table:table-cell office:value-type="float" office:value="0.504959565566">
            <text:p>0.5049595656</text:p>
          </table:table-cell>
          <table:table-cell office:value-type="float" office:value="0.439104453158">
            <text:p>0.4391044532</text:p>
          </table:table-cell>
          <table:table-cell table:formula="of:=AVERAGE([.B3:.I3])" office:value-type="float" office:value="0.4821276731675">
            <text:p>0.482127673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Round 1</text:p>
          </table:table-cell>
          <table:table-cell table:style-name="ce1" office:value-type="string">
            <text:p>Round 2</text:p>
          </table:table-cell>
          <table:table-cell table:style-name="ce1" office:value-type="string">
            <text:p>Round 3</text:p>
          </table:table-cell>
          <table:table-cell table:style-name="ce1" office:value-type="string">
            <text:p>Round 4</text:p>
          </table:table-cell>
          <table:table-cell table:style-name="ce1" office:value-type="string">
            <text:p>Round 5</text:p>
          </table:table-cell>
          <table:table-cell table:style-name="ce1" office:value-type="string">
            <text:p>Round 6</text:p>
          </table:table-cell>
          <table:table-cell table:style-name="ce1" office:value-type="string">
            <text:p>Round 7</text:p>
          </table:table-cell>
          <table:table-cell table:style-name="ce1" office:value-type="string">
            <text:p>Round 8</text:p>
          </table:table-cell>
          <table:table-cell table:style-name="ce1" office:value-type="string">
            <text:p>Average</text:p>
          </table:table-cell>
        </table:table-row>
        <table:table-row table:style-name="ro1">
          <table:table-cell office:value-type="string">
            <text:p>Player1</text:p>
          </table:table-cell>
          <table:table-cell office:value-type="float" office:value="0.504706000947">
            <text:p>0.5047060009</text:p>
          </table:table-cell>
          <table:table-cell office:value-type="float" office:value="0.495285405496">
            <text:p>0.4952854055</text:p>
          </table:table-cell>
          <table:table-cell office:value-type="float" office:value="0.508032837057">
            <text:p>0.5080328371</text:p>
          </table:table-cell>
          <table:table-cell office:value-type="float" office:value="0.491174209081">
            <text:p>0.4911742091</text:p>
          </table:table-cell>
          <table:table-cell office:value-type="float" office:value="0.49745774018">
            <text:p>0.4974577402</text:p>
          </table:table-cell>
          <table:table-cell office:value-type="float" office:value="0.49032542054">
            <text:p>0.4903254205</text:p>
          </table:table-cell>
          <table:table-cell office:value-type="float" office:value="0.500506050394">
            <text:p>0.5005060504</text:p>
          </table:table-cell>
          <table:table-cell office:value-type="float" office:value="0.506169033189">
            <text:p>0.5061690332</text:p>
          </table:table-cell>
          <table:table-cell table:formula="of:=AVERAGE([.B6:.I6])" office:value-type="float" office:value="0.4992070871105">
            <text:p>0.4992070871</text:p>
          </table:table-cell>
        </table:table-row>
        <table:table-row table:style-name="ro1">
          <table:table-cell office:value-type="string">
            <text:p>Player2</text:p>
          </table:table-cell>
          <table:table-cell office:value-type="float" office:value="0.646400927383">
            <text:p>0.6464009274</text:p>
          </table:table-cell>
          <table:table-cell office:value-type="float" office:value="0.584318118706">
            <text:p>0.5843181187</text:p>
          </table:table-cell>
          <table:table-cell office:value-type="float" office:value="0.555494236494">
            <text:p>0.5554942365</text:p>
          </table:table-cell>
          <table:table-cell office:value-type="float" office:value="0.731543985756">
            <text:p>0.7315439858</text:p>
          </table:table-cell>
          <table:table-cell office:value-type="float" office:value="0.564672136905">
            <text:p>0.5646721369</text:p>
          </table:table-cell>
          <table:table-cell office:value-type="float" office:value="0.609809987838">
            <text:p>0.6098099878</text:p>
          </table:table-cell>
          <table:table-cell office:value-type="float" office:value="0.61548499087">
            <text:p>0.6154849909</text:p>
          </table:table-cell>
          <table:table-cell office:value-type="float" office:value="0.667994790557">
            <text:p>0.6679947906</text:p>
          </table:table-cell>
          <table:table-cell table:formula="of:=AVERAGE([.B7:.I7])" office:value-type="float" office:value="0.621964896813625">
            <text:p>0.6219648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sing </meta:initial-creator>
    <meta:creation-date>2012-12-09T21:42:08</meta:creation-date>
    <dc:date>2012-12-09T22:17:36</dc:date>
    <dc:creator>lansing </dc:creator>
    <meta:editing-duration>PT19M28S</meta:editing-duration>
    <meta:editing-cycles>4</meta:editing-cycles>
    <meta:generator>LibreOffice/3.5$Linux_X86_64 LibreOffice_project/350m1$Build-2</meta:generator>
    <meta:document-statistic meta:table-count="3" meta:cell-count="18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Interval Divide and Choose</text:p>
        </chart:title>
        <chart:legend chart:legend-position="end" svg:x="13.975cm" svg:y="2.209cm" style:legend-expansion="high" chart:style-name="ch3"/>
        <chart:plot-area chart:style-name="ch4" table:cell-range-address="'Divide and Choose'.A5:'Divide and Choose'.J7" chart:data-source-has-labels="both" svg:x="0.77cm" svg:y="1.635cm" svg:width="12.565cm" svg:height="6.765cm">
          <chartooo:coordinate-region svg:x="1.497cm" svg:y="1.834cm" svg:width="11.838cm" svg:height="5.919cm"/>
          <chart:axis chart:dimension="x" chart:name="primary-x" chart:style-name="ch5" chartooo:axis-type="auto">
            <chartooo:date-scale/>
            <chart:categories table:cell-range-address="'Divide and Choose'.A6:'Divide and Choose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ivide and Choose'.B6:'Divide and Choose'.B7" chart:label-cell-address="'Divide and Choose'.B5:'Divide and Choose'.B5" chart:class="chart:bar">
            <chart:data-point chart:repeated="2"/>
          </chart:series>
          <chart:series chart:style-name="ch9" chart:values-cell-range-address="'Divide and Choose'.C6:'Divide and Choose'.C7" chart:label-cell-address="'Divide and Choose'.C5:'Divide and Choose'.C5" chart:class="chart:bar">
            <chart:data-point chart:repeated="2"/>
          </chart:series>
          <chart:series chart:style-name="ch10" chart:values-cell-range-address="'Divide and Choose'.D6:'Divide and Choose'.D7" chart:label-cell-address="'Divide and Choose'.D5:'Divide and Choose'.D5" chart:class="chart:bar">
            <chart:data-point chart:repeated="2"/>
          </chart:series>
          <chart:series chart:style-name="ch11" chart:values-cell-range-address="'Divide and Choose'.E6:'Divide and Choose'.E7" chart:label-cell-address="'Divide and Choose'.E5:'Divide and Choose'.E5" chart:class="chart:bar">
            <chart:data-point chart:repeated="2"/>
          </chart:series>
          <chart:series chart:style-name="ch12" chart:values-cell-range-address="'Divide and Choose'.F6:'Divide and Choose'.F7" chart:label-cell-address="'Divide and Choose'.F5:'Divide and Choose'.F5" chart:class="chart:bar">
            <chart:data-point chart:repeated="2"/>
          </chart:series>
          <chart:series chart:style-name="ch13" chart:values-cell-range-address="'Divide and Choose'.G6:'Divide and Choose'.G7" chart:label-cell-address="'Divide and Choose'.G5:'Divide and Choose'.G5" chart:class="chart:bar">
            <chart:data-point chart:repeated="2"/>
          </chart:series>
          <chart:series chart:style-name="ch14" chart:values-cell-range-address="'Divide and Choose'.H6:'Divide and Choose'.H7" chart:label-cell-address="'Divide and Choose'.H5:'Divide and Choose'.H5" chart:class="chart:bar">
            <chart:data-point chart:repeated="2"/>
          </chart:series>
          <chart:series chart:style-name="ch15" chart:values-cell-range-address="'Divide and Choose'.I6:'Divide and Choose'.I7" chart:label-cell-address="'Divide and Choose'.I5:'Divide and Choose'.I5" chart:class="chart:bar">
            <chart:data-point chart:repeated="2"/>
          </chart:series>
          <chart:series chart:style-name="ch16" chart:values-cell-range-address="'Divide and Choose'.J6:'Divide and Choose'.J7" chart:label-cell-address="'Divide and Choose'.J5:'Divide and Choose'.J5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 1</text:p>
                <draw:g>
                  <svg:desc>'Divide and Choose'.B5:'Divide and Choose'.B5</svg:desc>
                </draw:g>
              </table:table-cell>
              <table:table-cell office:value-type="string">
                <text:p>Round 2</text:p>
                <draw:g>
                  <svg:desc>'Divide and Choose'.C5:'Divide and Choose'.C5</svg:desc>
                </draw:g>
              </table:table-cell>
              <table:table-cell office:value-type="string">
                <text:p>Round 3</text:p>
                <draw:g>
                  <svg:desc>'Divide and Choose'.D5:'Divide and Choose'.D5</svg:desc>
                </draw:g>
              </table:table-cell>
              <table:table-cell office:value-type="string">
                <text:p>Round 4</text:p>
                <draw:g>
                  <svg:desc>'Divide and Choose'.E5:'Divide and Choose'.E5</svg:desc>
                </draw:g>
              </table:table-cell>
              <table:table-cell office:value-type="string">
                <text:p>Round 5</text:p>
                <draw:g>
                  <svg:desc>'Divide and Choose'.F5:'Divide and Choose'.F5</svg:desc>
                </draw:g>
              </table:table-cell>
              <table:table-cell office:value-type="string">
                <text:p>Round 6</text:p>
                <draw:g>
                  <svg:desc>'Divide and Choose'.G5:'Divide and Choose'.G5</svg:desc>
                </draw:g>
              </table:table-cell>
              <table:table-cell office:value-type="string">
                <text:p>Round 7</text:p>
                <draw:g>
                  <svg:desc>'Divide and Choose'.H5:'Divide and Choose'.H5</svg:desc>
                </draw:g>
              </table:table-cell>
              <table:table-cell office:value-type="string">
                <text:p>Round 8</text:p>
                <draw:g>
                  <svg:desc>'Divide and Choose'.I5:'Divide and Choose'.I5</svg:desc>
                </draw:g>
              </table:table-cell>
              <table:table-cell office:value-type="string">
                <text:p>Average</text:p>
                <draw:g>
                  <svg:desc>'Divide and Choose'.J5:'Divide and Choose'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yer1</text:p>
                <draw:g>
                  <svg:desc>'Divide and Choose'.A6:'Divide and Choose'.A7</svg:desc>
                </draw:g>
              </table:table-cell>
              <table:table-cell office:value-type="float" office:value="0.650806777557">
                <text:p>0.650806777557</text:p>
                <draw:g>
                  <svg:desc>'Divide and Choose'.B6:'Divide and Choose'.B7</svg:desc>
                </draw:g>
              </table:table-cell>
              <table:table-cell office:value-type="float" office:value="0.494574031896">
                <text:p>0.494574031896</text:p>
                <draw:g>
                  <svg:desc>'Divide and Choose'.C6:'Divide and Choose'.C7</svg:desc>
                </draw:g>
              </table:table-cell>
              <table:table-cell office:value-type="float" office:value="0.56757465774">
                <text:p>0.56757465774</text:p>
                <draw:g>
                  <svg:desc>'Divide and Choose'.D6:'Divide and Choose'.D7</svg:desc>
                </draw:g>
              </table:table-cell>
              <table:table-cell office:value-type="float" office:value="0.592849302586">
                <text:p>0.592849302586</text:p>
                <draw:g>
                  <svg:desc>'Divide and Choose'.E6:'Divide and Choose'.E7</svg:desc>
                </draw:g>
              </table:table-cell>
              <table:table-cell office:value-type="float" office:value="0.626778536633">
                <text:p>0.626778536633</text:p>
                <draw:g>
                  <svg:desc>'Divide and Choose'.F6:'Divide and Choose'.F7</svg:desc>
                </draw:g>
              </table:table-cell>
              <table:table-cell office:value-type="float" office:value="0.56300841192">
                <text:p>0.56300841192</text:p>
                <draw:g>
                  <svg:desc>'Divide and Choose'.G6:'Divide and Choose'.G7</svg:desc>
                </draw:g>
              </table:table-cell>
              <table:table-cell office:value-type="float" office:value="0.733124540065">
                <text:p>0.733124540065</text:p>
                <draw:g>
                  <svg:desc>'Divide and Choose'.H6:'Divide and Choose'.H7</svg:desc>
                </draw:g>
              </table:table-cell>
              <table:table-cell office:value-type="float" office:value="0.504245739989">
                <text:p>0.504245739989</text:p>
                <draw:g>
                  <svg:desc>'Divide and Choose'.I6:'Divide and Choose'.I7</svg:desc>
                </draw:g>
              </table:table-cell>
              <table:table-cell office:value-type="float" office:value="0.59162024979825">
                <text:p>0.59162024979825</text:p>
                <draw:g>
                  <svg:desc>'Divide and Choose'.J6:'Divide and Choose'.J7</svg:desc>
                </draw:g>
              </table:table-cell>
            </table:table-row>
            <table:table-row>
              <table:table-cell office:value-type="string">
                <text:p>Player2</text:p>
              </table:table-cell>
              <table:table-cell office:value-type="float" office:value="0.494817282239">
                <text:p>0.494817282239</text:p>
              </table:table-cell>
              <table:table-cell office:value-type="float" office:value="0.575663128123">
                <text:p>0.575663128123</text:p>
              </table:table-cell>
              <table:table-cell office:value-type="float" office:value="0.505894606401">
                <text:p>0.505894606401</text:p>
              </table:table-cell>
              <table:table-cell office:value-type="float" office:value="0.503068055466">
                <text:p>0.503068055466</text:p>
              </table:table-cell>
              <table:table-cell office:value-type="float" office:value="0.503830622357">
                <text:p>0.503830622357</text:p>
              </table:table-cell>
              <table:table-cell office:value-type="float" office:value="0.490560773588">
                <text:p>0.490560773588</text:p>
              </table:table-cell>
              <table:table-cell office:value-type="float" office:value="0.493607949665">
                <text:p>0.493607949665</text:p>
              </table:table-cell>
              <table:table-cell office:value-type="float" office:value="0.533626011103">
                <text:p>0.533626011103</text:p>
              </table:table-cell>
              <table:table-cell office:value-type="float" office:value="0.51263355361775">
                <text:p>0.512633553617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151cm" svg:y="0.316cm" chart:style-name="ch2">
          <text:p>Discrete Divide and Choose</text:p>
        </chart:title>
        <chart:legend chart:legend-position="end" svg:x="13.973cm" svg:y="2.211cm" style:legend-expansion="high" chart:style-name="ch3"/>
        <chart:plot-area chart:style-name="ch4" table:cell-range-address="'Divide and Choose'.A1:'Divide and Choose'.J3" chart:data-source-has-labels="both" svg:x="0.769cm" svg:y="1.635cm" svg:width="12.566cm" svg:height="6.77cm">
          <chartooo:coordinate-region svg:x="1.496cm" svg:y="1.834cm" svg:width="11.839cm" svg:height="5.924cm"/>
          <chart:axis chart:dimension="x" chart:name="primary-x" chart:style-name="ch5" chartooo:axis-type="auto">
            <chartooo:date-scale/>
            <chart:categories table:cell-range-address="'Divide and Choose'.A2:'Divide and Choose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ivide and Choose'.B2:'Divide and Choose'.B3" chart:label-cell-address="'Divide and Choose'.B1:'Divide and Choose'.B1" chart:class="chart:bar">
            <chart:data-point chart:repeated="2"/>
          </chart:series>
          <chart:series chart:style-name="ch9" chart:values-cell-range-address="'Divide and Choose'.C2:'Divide and Choose'.C3" chart:label-cell-address="'Divide and Choose'.C1:'Divide and Choose'.C1" chart:class="chart:bar">
            <chart:data-point chart:repeated="2"/>
          </chart:series>
          <chart:series chart:style-name="ch10" chart:values-cell-range-address="'Divide and Choose'.D2:'Divide and Choose'.D3" chart:label-cell-address="'Divide and Choose'.D1:'Divide and Choose'.D1" chart:class="chart:bar">
            <chart:data-point chart:repeated="2"/>
          </chart:series>
          <chart:series chart:style-name="ch11" chart:values-cell-range-address="'Divide and Choose'.E2:'Divide and Choose'.E3" chart:label-cell-address="'Divide and Choose'.E1:'Divide and Choose'.E1" chart:class="chart:bar">
            <chart:data-point chart:repeated="2"/>
          </chart:series>
          <chart:series chart:style-name="ch12" chart:values-cell-range-address="'Divide and Choose'.F2:'Divide and Choose'.F3" chart:label-cell-address="'Divide and Choose'.F1:'Divide and Choose'.F1" chart:class="chart:bar">
            <chart:data-point chart:repeated="2"/>
          </chart:series>
          <chart:series chart:style-name="ch13" chart:values-cell-range-address="'Divide and Choose'.G2:'Divide and Choose'.G3" chart:label-cell-address="'Divide and Choose'.G1:'Divide and Choose'.G1" chart:class="chart:bar">
            <chart:data-point chart:repeated="2"/>
          </chart:series>
          <chart:series chart:style-name="ch14" chart:values-cell-range-address="'Divide and Choose'.H2:'Divide and Choose'.H3" chart:label-cell-address="'Divide and Choose'.H1:'Divide and Choose'.H1" chart:class="chart:bar">
            <chart:data-point chart:repeated="2"/>
          </chart:series>
          <chart:series chart:style-name="ch15" chart:values-cell-range-address="'Divide and Choose'.I2:'Divide and Choose'.I3" chart:label-cell-address="'Divide and Choose'.I1:'Divide and Choose'.I1" chart:class="chart:bar">
            <chart:data-point chart:repeated="2"/>
          </chart:series>
          <chart:series chart:style-name="ch16" chart:values-cell-range-address="'Divide and Choose'.J2:'Divide and Choose'.J3" chart:label-cell-address="'Divide and Choose'.J1:'Divide and Choose'.J1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 1</text:p>
                <draw:g>
                  <svg:desc>'Divide and Choose'.B1:'Divide and Choose'.B1</svg:desc>
                </draw:g>
              </table:table-cell>
              <table:table-cell office:value-type="string">
                <text:p>Round 2</text:p>
                <draw:g>
                  <svg:desc>'Divide and Choose'.C1:'Divide and Choose'.C1</svg:desc>
                </draw:g>
              </table:table-cell>
              <table:table-cell office:value-type="string">
                <text:p>Round 3</text:p>
                <draw:g>
                  <svg:desc>'Divide and Choose'.D1:'Divide and Choose'.D1</svg:desc>
                </draw:g>
              </table:table-cell>
              <table:table-cell office:value-type="string">
                <text:p>Round 4</text:p>
                <draw:g>
                  <svg:desc>'Divide and Choose'.E1:'Divide and Choose'.E1</svg:desc>
                </draw:g>
              </table:table-cell>
              <table:table-cell office:value-type="string">
                <text:p>Round 5</text:p>
                <draw:g>
                  <svg:desc>'Divide and Choose'.F1:'Divide and Choose'.F1</svg:desc>
                </draw:g>
              </table:table-cell>
              <table:table-cell office:value-type="string">
                <text:p>Round 6</text:p>
                <draw:g>
                  <svg:desc>'Divide and Choose'.G1:'Divide and Choose'.G1</svg:desc>
                </draw:g>
              </table:table-cell>
              <table:table-cell office:value-type="string">
                <text:p>Round 7</text:p>
                <draw:g>
                  <svg:desc>'Divide and Choose'.H1:'Divide and Choose'.H1</svg:desc>
                </draw:g>
              </table:table-cell>
              <table:table-cell office:value-type="string">
                <text:p>Round 8</text:p>
                <draw:g>
                  <svg:desc>'Divide and Choose'.I1:'Divide and Choose'.I1</svg:desc>
                </draw:g>
              </table:table-cell>
              <table:table-cell office:value-type="string">
                <text:p>Average</text:p>
                <draw:g>
                  <svg:desc>'Divide and Choose'.J1:'Divide and Choose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yer1</text:p>
                <draw:g>
                  <svg:desc>'Divide and Choose'.A2:'Divide and Choose'.A3</svg:desc>
                </draw:g>
              </table:table-cell>
              <table:table-cell office:value-type="float" office:value="0.500320899868">
                <text:p>0.500320899868</text:p>
                <draw:g>
                  <svg:desc>'Divide and Choose'.B2:'Divide and Choose'.B3</svg:desc>
                </draw:g>
              </table:table-cell>
              <table:table-cell office:value-type="float" office:value="0.581349247947">
                <text:p>0.581349247947</text:p>
                <draw:g>
                  <svg:desc>'Divide and Choose'.C2:'Divide and Choose'.C3</svg:desc>
                </draw:g>
              </table:table-cell>
              <table:table-cell office:value-type="float" office:value="0.502246863063">
                <text:p>0.502246863063</text:p>
                <draw:g>
                  <svg:desc>'Divide and Choose'.D2:'Divide and Choose'.D3</svg:desc>
                </draw:g>
              </table:table-cell>
              <table:table-cell office:value-type="float" office:value="0.61103941634">
                <text:p>0.61103941634</text:p>
                <draw:g>
                  <svg:desc>'Divide and Choose'.E2:'Divide and Choose'.E3</svg:desc>
                </draw:g>
              </table:table-cell>
              <table:table-cell office:value-type="float" office:value="0.567563093408">
                <text:p>0.567563093408</text:p>
                <draw:g>
                  <svg:desc>'Divide and Choose'.F2:'Divide and Choose'.F3</svg:desc>
                </draw:g>
              </table:table-cell>
              <table:table-cell office:value-type="float" office:value="0.500890787902">
                <text:p>0.500890787902</text:p>
                <draw:g>
                  <svg:desc>'Divide and Choose'.G2:'Divide and Choose'.G3</svg:desc>
                </draw:g>
              </table:table-cell>
              <table:table-cell office:value-type="float" office:value="0.500331904636">
                <text:p>0.500331904636</text:p>
                <draw:g>
                  <svg:desc>'Divide and Choose'.H2:'Divide and Choose'.H3</svg:desc>
                </draw:g>
              </table:table-cell>
              <table:table-cell office:value-type="float" office:value="0.559855421334">
                <text:p>0.559855421334</text:p>
                <draw:g>
                  <svg:desc>'Divide and Choose'.I2:'Divide and Choose'.I3</svg:desc>
                </draw:g>
              </table:table-cell>
              <table:table-cell office:value-type="float" office:value="0.54044970431225">
                <text:p>0.54044970431225</text:p>
                <draw:g>
                  <svg:desc>'Divide and Choose'.J2:'Divide and Choose'.J3</svg:desc>
                </draw:g>
              </table:table-cell>
            </table:table-row>
            <table:table-row>
              <table:table-cell office:value-type="string">
                <text:p>Player2</text:p>
              </table:table-cell>
              <table:table-cell office:value-type="float" office:value="0.629140909254">
                <text:p>0.629140909254</text:p>
              </table:table-cell>
              <table:table-cell office:value-type="float" office:value="0.50063331911">
                <text:p>0.50063331911</text:p>
              </table:table-cell>
              <table:table-cell office:value-type="float" office:value="0.499649807397">
                <text:p>0.499649807397</text:p>
              </table:table-cell>
              <table:table-cell office:value-type="float" office:value="0.499805749333">
                <text:p>0.499805749333</text:p>
              </table:table-cell>
              <table:table-cell office:value-type="float" office:value="0.499899956796">
                <text:p>0.499899956796</text:p>
              </table:table-cell>
              <table:table-cell office:value-type="float" office:value="0.499973488604">
                <text:p>0.499973488604</text:p>
              </table:table-cell>
              <table:table-cell office:value-type="float" office:value="0.70420586054">
                <text:p>0.70420586054</text:p>
              </table:table-cell>
              <table:table-cell office:value-type="float" office:value="0.499891196649">
                <text:p>0.499891196649</text:p>
              </table:table-cell>
              <table:table-cell office:value-type="float" office:value="0.541650035960375">
                <text:p>0.541650035960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6cm" chart:style-name="ch2">
          <text:p>Interval Knaster Sealed Bids</text:p>
        </chart:title>
        <chart:legend chart:legend-position="end" svg:x="13.975cm" svg:y="2.209cm" style:legend-expansion="high" chart:style-name="ch3"/>
        <chart:plot-area chart:style-name="ch4" table:cell-range-address="'Knaster Sealed Bids'.A1:'Knaster Sealed Bids'.J3" chart:data-source-has-labels="both" svg:x="0.77cm" svg:y="1.635cm" svg:width="12.565cm" svg:height="6.765cm">
          <chartooo:coordinate-region svg:x="1.497cm" svg:y="1.835cm" svg:width="11.838cm" svg:height="5.918cm"/>
          <chart:axis chart:dimension="x" chart:name="primary-x" chart:style-name="ch5" chartooo:axis-type="auto">
            <chartooo:date-scale/>
            <chart:categories table:cell-range-address="'Knaster Sealed Bids'.A2:'Knaster Sealed Bids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Knaster Sealed Bids'.B2:'Knaster Sealed Bids'.B3" chart:label-cell-address="'Knaster Sealed Bids'.B1:'Knaster Sealed Bids'.B1" chart:class="chart:bar">
            <chart:data-point chart:repeated="2"/>
          </chart:series>
          <chart:series chart:style-name="ch9" chart:values-cell-range-address="'Knaster Sealed Bids'.C2:'Knaster Sealed Bids'.C3" chart:label-cell-address="'Knaster Sealed Bids'.C1:'Knaster Sealed Bids'.C1" chart:class="chart:bar">
            <chart:data-point chart:repeated="2"/>
          </chart:series>
          <chart:series chart:style-name="ch10" chart:values-cell-range-address="'Knaster Sealed Bids'.D2:'Knaster Sealed Bids'.D3" chart:label-cell-address="'Knaster Sealed Bids'.D1:'Knaster Sealed Bids'.D1" chart:class="chart:bar">
            <chart:data-point chart:repeated="2"/>
          </chart:series>
          <chart:series chart:style-name="ch11" chart:values-cell-range-address="'Knaster Sealed Bids'.E2:'Knaster Sealed Bids'.E3" chart:label-cell-address="'Knaster Sealed Bids'.E1:'Knaster Sealed Bids'.E1" chart:class="chart:bar">
            <chart:data-point chart:repeated="2"/>
          </chart:series>
          <chart:series chart:style-name="ch12" chart:values-cell-range-address="'Knaster Sealed Bids'.F2:'Knaster Sealed Bids'.F3" chart:label-cell-address="'Knaster Sealed Bids'.F1:'Knaster Sealed Bids'.F1" chart:class="chart:bar">
            <chart:data-point chart:repeated="2"/>
          </chart:series>
          <chart:series chart:style-name="ch13" chart:values-cell-range-address="'Knaster Sealed Bids'.G2:'Knaster Sealed Bids'.G3" chart:label-cell-address="'Knaster Sealed Bids'.G1:'Knaster Sealed Bids'.G1" chart:class="chart:bar">
            <chart:data-point chart:repeated="2"/>
          </chart:series>
          <chart:series chart:style-name="ch14" chart:values-cell-range-address="'Knaster Sealed Bids'.H2:'Knaster Sealed Bids'.H3" chart:label-cell-address="'Knaster Sealed Bids'.H1:'Knaster Sealed Bids'.H1" chart:class="chart:bar">
            <chart:data-point chart:repeated="2"/>
          </chart:series>
          <chart:series chart:style-name="ch15" chart:values-cell-range-address="'Knaster Sealed Bids'.I2:'Knaster Sealed Bids'.I3" chart:label-cell-address="'Knaster Sealed Bids'.I1:'Knaster Sealed Bids'.I1" chart:class="chart:bar">
            <chart:data-point chart:repeated="2"/>
          </chart:series>
          <chart:series chart:style-name="ch16" chart:values-cell-range-address="'Knaster Sealed Bids'.J2:'Knaster Sealed Bids'.J3" chart:label-cell-address="'Knaster Sealed Bids'.J1:'Knaster Sealed Bids'.J1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 1</text:p>
                <draw:g>
                  <svg:desc>'Knaster Sealed Bids'.B1:'Knaster Sealed Bids'.B1</svg:desc>
                </draw:g>
              </table:table-cell>
              <table:table-cell office:value-type="string">
                <text:p>Round 2</text:p>
                <draw:g>
                  <svg:desc>'Knaster Sealed Bids'.C1:'Knaster Sealed Bids'.C1</svg:desc>
                </draw:g>
              </table:table-cell>
              <table:table-cell office:value-type="string">
                <text:p>Round 3</text:p>
                <draw:g>
                  <svg:desc>'Knaster Sealed Bids'.D1:'Knaster Sealed Bids'.D1</svg:desc>
                </draw:g>
              </table:table-cell>
              <table:table-cell office:value-type="string">
                <text:p>Round 4</text:p>
                <draw:g>
                  <svg:desc>'Knaster Sealed Bids'.E1:'Knaster Sealed Bids'.E1</svg:desc>
                </draw:g>
              </table:table-cell>
              <table:table-cell office:value-type="string">
                <text:p>Round 5</text:p>
                <draw:g>
                  <svg:desc>'Knaster Sealed Bids'.F1:'Knaster Sealed Bids'.F1</svg:desc>
                </draw:g>
              </table:table-cell>
              <table:table-cell office:value-type="string">
                <text:p>Round 6</text:p>
                <draw:g>
                  <svg:desc>'Knaster Sealed Bids'.G1:'Knaster Sealed Bids'.G1</svg:desc>
                </draw:g>
              </table:table-cell>
              <table:table-cell office:value-type="string">
                <text:p>Round 7</text:p>
                <draw:g>
                  <svg:desc>'Knaster Sealed Bids'.H1:'Knaster Sealed Bids'.H1</svg:desc>
                </draw:g>
              </table:table-cell>
              <table:table-cell office:value-type="string">
                <text:p>Round 8</text:p>
                <draw:g>
                  <svg:desc>'Knaster Sealed Bids'.I1:'Knaster Sealed Bids'.I1</svg:desc>
                </draw:g>
              </table:table-cell>
              <table:table-cell office:value-type="string">
                <text:p>Average</text:p>
                <draw:g>
                  <svg:desc>'Knaster Sealed Bids'.J1:'Knaster Sealed Bid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yer1</text:p>
                <draw:g>
                  <svg:desc>'Knaster Sealed Bids'.A2:'Knaster Sealed Bids'.A3</svg:desc>
                </draw:g>
              </table:table-cell>
              <table:table-cell office:value-type="float" office:value="0.519557851575">
                <text:p>0.519557851575</text:p>
                <draw:g>
                  <svg:desc>'Knaster Sealed Bids'.B2:'Knaster Sealed Bids'.B3</svg:desc>
                </draw:g>
              </table:table-cell>
              <table:table-cell office:value-type="float" office:value="0.4805177848">
                <text:p>0.4805177848</text:p>
                <draw:g>
                  <svg:desc>'Knaster Sealed Bids'.C2:'Knaster Sealed Bids'.C3</svg:desc>
                </draw:g>
              </table:table-cell>
              <table:table-cell office:value-type="float" office:value="0.580401946083">
                <text:p>0.580401946083</text:p>
                <draw:g>
                  <svg:desc>'Knaster Sealed Bids'.D2:'Knaster Sealed Bids'.D3</svg:desc>
                </draw:g>
              </table:table-cell>
              <table:table-cell office:value-type="float" office:value="0.592969437583">
                <text:p>0.592969437583</text:p>
                <draw:g>
                  <svg:desc>'Knaster Sealed Bids'.E2:'Knaster Sealed Bids'.E3</svg:desc>
                </draw:g>
              </table:table-cell>
              <table:table-cell office:value-type="float" office:value="0.579026264319">
                <text:p>0.579026264319</text:p>
                <draw:g>
                  <svg:desc>'Knaster Sealed Bids'.F2:'Knaster Sealed Bids'.F3</svg:desc>
                </draw:g>
              </table:table-cell>
              <table:table-cell office:value-type="float" office:value="0.810127933633">
                <text:p>0.810127933633</text:p>
                <draw:g>
                  <svg:desc>'Knaster Sealed Bids'.G2:'Knaster Sealed Bids'.G3</svg:desc>
                </draw:g>
              </table:table-cell>
              <table:table-cell office:value-type="float" office:value="0.568318737702">
                <text:p>0.568318737702</text:p>
                <draw:g>
                  <svg:desc>'Knaster Sealed Bids'.H2:'Knaster Sealed Bids'.H3</svg:desc>
                </draw:g>
              </table:table-cell>
              <table:table-cell office:value-type="float" office:value="0.654657814986">
                <text:p>0.654657814986</text:p>
                <draw:g>
                  <svg:desc>'Knaster Sealed Bids'.I2:'Knaster Sealed Bids'.I3</svg:desc>
                </draw:g>
              </table:table-cell>
              <table:table-cell office:value-type="float" office:value="0.598197221335125">
                <text:p>0.598197221335125</text:p>
                <draw:g>
                  <svg:desc>'Knaster Sealed Bids'.J2:'Knaster Sealed Bids'.J3</svg:desc>
                </draw:g>
              </table:table-cell>
            </table:table-row>
            <table:table-row>
              <table:table-cell office:value-type="string">
                <text:p>Player2</text:p>
              </table:table-cell>
              <table:table-cell office:value-type="float" office:value="0.763176771331">
                <text:p>0.763176771331</text:p>
              </table:table-cell>
              <table:table-cell office:value-type="float" office:value="0.806730661762">
                <text:p>0.806730661762</text:p>
              </table:table-cell>
              <table:table-cell office:value-type="float" office:value="0.589015375948">
                <text:p>0.589015375948</text:p>
              </table:table-cell>
              <table:table-cell office:value-type="float" office:value="0.614008770669">
                <text:p>0.614008770669</text:p>
              </table:table-cell>
              <table:table-cell office:value-type="float" office:value="0.570533837378">
                <text:p>0.570533837378</text:p>
              </table:table-cell>
              <table:table-cell office:value-type="float" office:value="0.632408291641">
                <text:p>0.632408291641</text:p>
              </table:table-cell>
              <table:table-cell office:value-type="float" office:value="0.64135334627">
                <text:p>0.64135334627</text:p>
              </table:table-cell>
              <table:table-cell office:value-type="float" office:value="0.602707946221">
                <text:p>0.602707946221</text:p>
              </table:table-cell>
              <table:table-cell office:value-type="float" office:value="0.6524918751525">
                <text:p>0.6524918751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Discrete Knaster Sealed Bids</text:p>
        </chart:title>
        <chart:legend chart:legend-position="end" svg:x="13.975cm" svg:y="2.209cm" style:legend-expansion="high" chart:style-name="ch3"/>
        <chart:plot-area chart:style-name="ch4" table:cell-range-address="'Knaster Sealed Bids'.A5:'Knaster Sealed Bids'.J7" chart:data-source-has-labels="both" svg:x="0.77cm" svg:y="1.635cm" svg:width="12.565cm" svg:height="6.765cm">
          <chartooo:coordinate-region svg:x="1.497cm" svg:y="1.835cm" svg:width="11.838cm" svg:height="5.918cm"/>
          <chart:axis chart:dimension="x" chart:name="primary-x" chart:style-name="ch5" chartooo:axis-type="auto">
            <chartooo:date-scale/>
            <chart:categories table:cell-range-address="'Knaster Sealed Bids'.A6:'Knaster Sealed Bids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Knaster Sealed Bids'.B6:'Knaster Sealed Bids'.B7" chart:label-cell-address="'Knaster Sealed Bids'.B5:'Knaster Sealed Bids'.B5" chart:class="chart:bar">
            <chart:data-point chart:repeated="2"/>
          </chart:series>
          <chart:series chart:style-name="ch9" chart:values-cell-range-address="'Knaster Sealed Bids'.C6:'Knaster Sealed Bids'.C7" chart:label-cell-address="'Knaster Sealed Bids'.C5:'Knaster Sealed Bids'.C5" chart:class="chart:bar">
            <chart:data-point chart:repeated="2"/>
          </chart:series>
          <chart:series chart:style-name="ch10" chart:values-cell-range-address="'Knaster Sealed Bids'.D6:'Knaster Sealed Bids'.D7" chart:label-cell-address="'Knaster Sealed Bids'.D5:'Knaster Sealed Bids'.D5" chart:class="chart:bar">
            <chart:data-point chart:repeated="2"/>
          </chart:series>
          <chart:series chart:style-name="ch11" chart:values-cell-range-address="'Knaster Sealed Bids'.E6:'Knaster Sealed Bids'.E7" chart:label-cell-address="'Knaster Sealed Bids'.E5:'Knaster Sealed Bids'.E5" chart:class="chart:bar">
            <chart:data-point chart:repeated="2"/>
          </chart:series>
          <chart:series chart:style-name="ch12" chart:values-cell-range-address="'Knaster Sealed Bids'.F6:'Knaster Sealed Bids'.F7" chart:label-cell-address="'Knaster Sealed Bids'.F5:'Knaster Sealed Bids'.F5" chart:class="chart:bar">
            <chart:data-point chart:repeated="2"/>
          </chart:series>
          <chart:series chart:style-name="ch13" chart:values-cell-range-address="'Knaster Sealed Bids'.G6:'Knaster Sealed Bids'.G7" chart:label-cell-address="'Knaster Sealed Bids'.G5:'Knaster Sealed Bids'.G5" chart:class="chart:bar">
            <chart:data-point chart:repeated="2"/>
          </chart:series>
          <chart:series chart:style-name="ch14" chart:values-cell-range-address="'Knaster Sealed Bids'.H6:'Knaster Sealed Bids'.H7" chart:label-cell-address="'Knaster Sealed Bids'.H5:'Knaster Sealed Bids'.H5" chart:class="chart:bar">
            <chart:data-point chart:repeated="2"/>
          </chart:series>
          <chart:series chart:style-name="ch15" chart:values-cell-range-address="'Knaster Sealed Bids'.I6:'Knaster Sealed Bids'.I7" chart:label-cell-address="'Knaster Sealed Bids'.I5:'Knaster Sealed Bids'.I5" chart:class="chart:bar">
            <chart:data-point chart:repeated="2"/>
          </chart:series>
          <chart:series chart:style-name="ch16" chart:values-cell-range-address="'Knaster Sealed Bids'.J6:'Knaster Sealed Bids'.J7" chart:label-cell-address="'Knaster Sealed Bids'.J5:'Knaster Sealed Bids'.J5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 1</text:p>
                <draw:g>
                  <svg:desc>'Knaster Sealed Bids'.B5:'Knaster Sealed Bids'.B5</svg:desc>
                </draw:g>
              </table:table-cell>
              <table:table-cell office:value-type="string">
                <text:p>Round 2</text:p>
                <draw:g>
                  <svg:desc>'Knaster Sealed Bids'.C5:'Knaster Sealed Bids'.C5</svg:desc>
                </draw:g>
              </table:table-cell>
              <table:table-cell office:value-type="string">
                <text:p>Round 3</text:p>
                <draw:g>
                  <svg:desc>'Knaster Sealed Bids'.D5:'Knaster Sealed Bids'.D5</svg:desc>
                </draw:g>
              </table:table-cell>
              <table:table-cell office:value-type="string">
                <text:p>Round 4</text:p>
                <draw:g>
                  <svg:desc>'Knaster Sealed Bids'.E5:'Knaster Sealed Bids'.E5</svg:desc>
                </draw:g>
              </table:table-cell>
              <table:table-cell office:value-type="string">
                <text:p>Round 5</text:p>
                <draw:g>
                  <svg:desc>'Knaster Sealed Bids'.F5:'Knaster Sealed Bids'.F5</svg:desc>
                </draw:g>
              </table:table-cell>
              <table:table-cell office:value-type="string">
                <text:p>Round 6</text:p>
                <draw:g>
                  <svg:desc>'Knaster Sealed Bids'.G5:'Knaster Sealed Bids'.G5</svg:desc>
                </draw:g>
              </table:table-cell>
              <table:table-cell office:value-type="string">
                <text:p>Round 7</text:p>
                <draw:g>
                  <svg:desc>'Knaster Sealed Bids'.H5:'Knaster Sealed Bids'.H5</svg:desc>
                </draw:g>
              </table:table-cell>
              <table:table-cell office:value-type="string">
                <text:p>Round 8</text:p>
                <draw:g>
                  <svg:desc>'Knaster Sealed Bids'.I5:'Knaster Sealed Bids'.I5</svg:desc>
                </draw:g>
              </table:table-cell>
              <table:table-cell office:value-type="string">
                <text:p>Average</text:p>
                <draw:g>
                  <svg:desc>'Knaster Sealed Bids'.J5:'Knaster Sealed Bids'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yer1</text:p>
                <draw:g>
                  <svg:desc>'Knaster Sealed Bids'.A6:'Knaster Sealed Bids'.A7</svg:desc>
                </draw:g>
              </table:table-cell>
              <table:table-cell office:value-type="float" office:value="0.735834425922">
                <text:p>0.735834425922</text:p>
                <draw:g>
                  <svg:desc>'Knaster Sealed Bids'.B6:'Knaster Sealed Bids'.B7</svg:desc>
                </draw:g>
              </table:table-cell>
              <table:table-cell office:value-type="float" office:value="0.684337292245">
                <text:p>0.684337292245</text:p>
                <draw:g>
                  <svg:desc>'Knaster Sealed Bids'.C6:'Knaster Sealed Bids'.C7</svg:desc>
                </draw:g>
              </table:table-cell>
              <table:table-cell office:value-type="float" office:value="0.490396699102">
                <text:p>0.490396699102</text:p>
                <draw:g>
                  <svg:desc>'Knaster Sealed Bids'.D6:'Knaster Sealed Bids'.D7</svg:desc>
                </draw:g>
              </table:table-cell>
              <table:table-cell office:value-type="float" office:value="0.694284517421">
                <text:p>0.694284517421</text:p>
                <draw:g>
                  <svg:desc>'Knaster Sealed Bids'.E6:'Knaster Sealed Bids'.E7</svg:desc>
                </draw:g>
              </table:table-cell>
              <table:table-cell office:value-type="float" office:value="0.713513464314">
                <text:p>0.713513464314</text:p>
                <draw:g>
                  <svg:desc>'Knaster Sealed Bids'.F6:'Knaster Sealed Bids'.F7</svg:desc>
                </draw:g>
              </table:table-cell>
              <table:table-cell office:value-type="float" office:value="0.697388786645">
                <text:p>0.697388786645</text:p>
                <draw:g>
                  <svg:desc>'Knaster Sealed Bids'.G6:'Knaster Sealed Bids'.G7</svg:desc>
                </draw:g>
              </table:table-cell>
              <table:table-cell office:value-type="float" office:value="0.806306941502">
                <text:p>0.806306941502</text:p>
                <draw:g>
                  <svg:desc>'Knaster Sealed Bids'.H6:'Knaster Sealed Bids'.H7</svg:desc>
                </draw:g>
              </table:table-cell>
              <table:table-cell office:value-type="float" office:value="0.731561699044">
                <text:p>0.731561699044</text:p>
                <draw:g>
                  <svg:desc>'Knaster Sealed Bids'.I6:'Knaster Sealed Bids'.I7</svg:desc>
                </draw:g>
              </table:table-cell>
              <table:table-cell office:value-type="float" office:value="0.694202978274375">
                <text:p>0.694202978274375</text:p>
                <draw:g>
                  <svg:desc>'Knaster Sealed Bids'.J6:'Knaster Sealed Bids'.J7</svg:desc>
                </draw:g>
              </table:table-cell>
            </table:table-row>
            <table:table-row>
              <table:table-cell office:value-type="string">
                <text:p>Player2</text:p>
              </table:table-cell>
              <table:table-cell office:value-type="float" office:value="0.603090013919">
                <text:p>0.603090013919</text:p>
              </table:table-cell>
              <table:table-cell office:value-type="float" office:value="0.643262200039">
                <text:p>0.643262200039</text:p>
              </table:table-cell>
              <table:table-cell office:value-type="float" office:value="0.704315533244">
                <text:p>0.704315533244</text:p>
              </table:table-cell>
              <table:table-cell office:value-type="float" office:value="0.587142297431">
                <text:p>0.587142297431</text:p>
              </table:table-cell>
              <table:table-cell office:value-type="float" office:value="0.611996061305">
                <text:p>0.611996061305</text:p>
              </table:table-cell>
              <table:table-cell office:value-type="float" office:value="0.566435346853">
                <text:p>0.566435346853</text:p>
              </table:table-cell>
              <table:table-cell office:value-type="float" office:value="0.510134468096">
                <text:p>0.510134468096</text:p>
              </table:table-cell>
              <table:table-cell office:value-type="float" office:value="0.494690142998">
                <text:p>0.494690142998</text:p>
              </table:table-cell>
              <table:table-cell office:value-type="float" office:value="0.590133257985625">
                <text:p>0.590133257985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Interval Dubins Spanier</text:p>
        </chart:title>
        <chart:legend chart:legend-position="end" svg:x="13.975cm" svg:y="2.209cm" style:legend-expansion="high" chart:style-name="ch3"/>
        <chart:plot-area chart:style-name="ch4" table:cell-range-address="'Dubins Spanier'.A5:'Dubins Spanier'.J7" chart:data-source-has-labels="both" svg:x="0.77cm" svg:y="1.635cm" svg:width="12.565cm" svg:height="6.765cm">
          <chartooo:coordinate-region svg:x="1.497cm" svg:y="1.834cm" svg:width="11.838cm" svg:height="5.919cm"/>
          <chart:axis chart:dimension="x" chart:name="primary-x" chart:style-name="ch5" chartooo:axis-type="auto">
            <chartooo:date-scale/>
            <chart:categories table:cell-range-address="'Dubins Spanier'.A6:'Dubins Spanier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ubins Spanier'.B6:'Dubins Spanier'.B7" chart:label-cell-address="'Dubins Spanier'.B5:'Dubins Spanier'.B5" chart:class="chart:bar">
            <chart:data-point chart:repeated="2"/>
          </chart:series>
          <chart:series chart:style-name="ch9" chart:values-cell-range-address="'Dubins Spanier'.C6:'Dubins Spanier'.C7" chart:label-cell-address="'Dubins Spanier'.C5:'Dubins Spanier'.C5" chart:class="chart:bar">
            <chart:data-point chart:repeated="2"/>
          </chart:series>
          <chart:series chart:style-name="ch10" chart:values-cell-range-address="'Dubins Spanier'.D6:'Dubins Spanier'.D7" chart:label-cell-address="'Dubins Spanier'.D5:'Dubins Spanier'.D5" chart:class="chart:bar">
            <chart:data-point chart:repeated="2"/>
          </chart:series>
          <chart:series chart:style-name="ch11" chart:values-cell-range-address="'Dubins Spanier'.E6:'Dubins Spanier'.E7" chart:label-cell-address="'Dubins Spanier'.E5:'Dubins Spanier'.E5" chart:class="chart:bar">
            <chart:data-point chart:repeated="2"/>
          </chart:series>
          <chart:series chart:style-name="ch12" chart:values-cell-range-address="'Dubins Spanier'.F6:'Dubins Spanier'.F7" chart:label-cell-address="'Dubins Spanier'.F5:'Dubins Spanier'.F5" chart:class="chart:bar">
            <chart:data-point chart:repeated="2"/>
          </chart:series>
          <chart:series chart:style-name="ch13" chart:values-cell-range-address="'Dubins Spanier'.G6:'Dubins Spanier'.G7" chart:label-cell-address="'Dubins Spanier'.G5:'Dubins Spanier'.G5" chart:class="chart:bar">
            <chart:data-point chart:repeated="2"/>
          </chart:series>
          <chart:series chart:style-name="ch14" chart:values-cell-range-address="'Dubins Spanier'.H6:'Dubins Spanier'.H7" chart:label-cell-address="'Dubins Spanier'.H5:'Dubins Spanier'.H5" chart:class="chart:bar">
            <chart:data-point chart:repeated="2"/>
          </chart:series>
          <chart:series chart:style-name="ch15" chart:values-cell-range-address="'Dubins Spanier'.I6:'Dubins Spanier'.I7" chart:label-cell-address="'Dubins Spanier'.I5:'Dubins Spanier'.I5" chart:class="chart:bar">
            <chart:data-point chart:repeated="2"/>
          </chart:series>
          <chart:series chart:style-name="ch16" chart:values-cell-range-address="'Dubins Spanier'.J6:'Dubins Spanier'.J7" chart:label-cell-address="'Dubins Spanier'.J5:'Dubins Spanier'.J5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 1</text:p>
                <draw:g>
                  <svg:desc>'Dubins Spanier'.B5:'Dubins Spanier'.B5</svg:desc>
                </draw:g>
              </table:table-cell>
              <table:table-cell office:value-type="string">
                <text:p>Round 2</text:p>
                <draw:g>
                  <svg:desc>'Dubins Spanier'.C5:'Dubins Spanier'.C5</svg:desc>
                </draw:g>
              </table:table-cell>
              <table:table-cell office:value-type="string">
                <text:p>Round 3</text:p>
                <draw:g>
                  <svg:desc>'Dubins Spanier'.D5:'Dubins Spanier'.D5</svg:desc>
                </draw:g>
              </table:table-cell>
              <table:table-cell office:value-type="string">
                <text:p>Round 4</text:p>
                <draw:g>
                  <svg:desc>'Dubins Spanier'.E5:'Dubins Spanier'.E5</svg:desc>
                </draw:g>
              </table:table-cell>
              <table:table-cell office:value-type="string">
                <text:p>Round 5</text:p>
                <draw:g>
                  <svg:desc>'Dubins Spanier'.F5:'Dubins Spanier'.F5</svg:desc>
                </draw:g>
              </table:table-cell>
              <table:table-cell office:value-type="string">
                <text:p>Round 6</text:p>
                <draw:g>
                  <svg:desc>'Dubins Spanier'.G5:'Dubins Spanier'.G5</svg:desc>
                </draw:g>
              </table:table-cell>
              <table:table-cell office:value-type="string">
                <text:p>Round 7</text:p>
                <draw:g>
                  <svg:desc>'Dubins Spanier'.H5:'Dubins Spanier'.H5</svg:desc>
                </draw:g>
              </table:table-cell>
              <table:table-cell office:value-type="string">
                <text:p>Round 8</text:p>
                <draw:g>
                  <svg:desc>'Dubins Spanier'.I5:'Dubins Spanier'.I5</svg:desc>
                </draw:g>
              </table:table-cell>
              <table:table-cell office:value-type="string">
                <text:p>Average</text:p>
                <draw:g>
                  <svg:desc>'Dubins Spanier'.J5:'Dubins Spanier'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yer1</text:p>
                <draw:g>
                  <svg:desc>'Dubins Spanier'.A6:'Dubins Spanier'.A7</svg:desc>
                </draw:g>
              </table:table-cell>
              <table:table-cell office:value-type="float" office:value="0.504706000947">
                <text:p>0.504706000947</text:p>
                <draw:g>
                  <svg:desc>'Dubins Spanier'.B6:'Dubins Spanier'.B7</svg:desc>
                </draw:g>
              </table:table-cell>
              <table:table-cell office:value-type="float" office:value="0.495285405496">
                <text:p>0.495285405496</text:p>
                <draw:g>
                  <svg:desc>'Dubins Spanier'.C6:'Dubins Spanier'.C7</svg:desc>
                </draw:g>
              </table:table-cell>
              <table:table-cell office:value-type="float" office:value="0.508032837057">
                <text:p>0.508032837057</text:p>
                <draw:g>
                  <svg:desc>'Dubins Spanier'.D6:'Dubins Spanier'.D7</svg:desc>
                </draw:g>
              </table:table-cell>
              <table:table-cell office:value-type="float" office:value="0.491174209081">
                <text:p>0.491174209081</text:p>
                <draw:g>
                  <svg:desc>'Dubins Spanier'.E6:'Dubins Spanier'.E7</svg:desc>
                </draw:g>
              </table:table-cell>
              <table:table-cell office:value-type="float" office:value="0.49745774018">
                <text:p>0.49745774018</text:p>
                <draw:g>
                  <svg:desc>'Dubins Spanier'.F6:'Dubins Spanier'.F7</svg:desc>
                </draw:g>
              </table:table-cell>
              <table:table-cell office:value-type="float" office:value="0.49032542054">
                <text:p>0.49032542054</text:p>
                <draw:g>
                  <svg:desc>'Dubins Spanier'.G6:'Dubins Spanier'.G7</svg:desc>
                </draw:g>
              </table:table-cell>
              <table:table-cell office:value-type="float" office:value="0.500506050394">
                <text:p>0.500506050394</text:p>
                <draw:g>
                  <svg:desc>'Dubins Spanier'.H6:'Dubins Spanier'.H7</svg:desc>
                </draw:g>
              </table:table-cell>
              <table:table-cell office:value-type="float" office:value="0.506169033189">
                <text:p>0.506169033189</text:p>
                <draw:g>
                  <svg:desc>'Dubins Spanier'.I6:'Dubins Spanier'.I7</svg:desc>
                </draw:g>
              </table:table-cell>
              <table:table-cell office:value-type="float" office:value="0.4992070871105">
                <text:p>0.4992070871105</text:p>
                <draw:g>
                  <svg:desc>'Dubins Spanier'.J6:'Dubins Spanier'.J7</svg:desc>
                </draw:g>
              </table:table-cell>
            </table:table-row>
            <table:table-row>
              <table:table-cell office:value-type="string">
                <text:p>Player2</text:p>
              </table:table-cell>
              <table:table-cell office:value-type="float" office:value="0.646400927383">
                <text:p>0.646400927383</text:p>
              </table:table-cell>
              <table:table-cell office:value-type="float" office:value="0.584318118706">
                <text:p>0.584318118706</text:p>
              </table:table-cell>
              <table:table-cell office:value-type="float" office:value="0.555494236494">
                <text:p>0.555494236494</text:p>
              </table:table-cell>
              <table:table-cell office:value-type="float" office:value="0.731543985756">
                <text:p>0.731543985756</text:p>
              </table:table-cell>
              <table:table-cell office:value-type="float" office:value="0.564672136905">
                <text:p>0.564672136905</text:p>
              </table:table-cell>
              <table:table-cell office:value-type="float" office:value="0.609809987838">
                <text:p>0.609809987838</text:p>
              </table:table-cell>
              <table:table-cell office:value-type="float" office:value="0.61548499087">
                <text:p>0.61548499087</text:p>
              </table:table-cell>
              <table:table-cell office:value-type="float" office:value="0.667994790557">
                <text:p>0.667994790557</text:p>
              </table:table-cell>
              <table:table-cell office:value-type="float" office:value="0.621964896813625">
                <text:p>0.621964896813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09cm" svg:y="0.316cm" chart:style-name="ch2">
          <text:p>Discrete Dubins Spanier</text:p>
        </chart:title>
        <chart:legend chart:legend-position="end" svg:x="13.975cm" svg:y="2.209cm" style:legend-expansion="high" chart:style-name="ch3"/>
        <chart:plot-area chart:style-name="ch4" table:cell-range-address="'Dubins Spanier'.A1:'Dubins Spanier'.J3" chart:data-source-has-labels="both" svg:x="0.77cm" svg:y="1.635cm" svg:width="12.565cm" svg:height="6.765cm">
          <chartooo:coordinate-region svg:x="1.497cm" svg:y="1.834cm" svg:width="11.838cm" svg:height="5.919cm"/>
          <chart:axis chart:dimension="x" chart:name="primary-x" chart:style-name="ch5" chartooo:axis-type="auto">
            <chartooo:date-scale/>
            <chart:categories table:cell-range-address="'Dubins Spanier'.A2:'Dubins Spanier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ubins Spanier'.B2:'Dubins Spanier'.B3" chart:label-cell-address="'Dubins Spanier'.B1:'Dubins Spanier'.B1" chart:class="chart:bar">
            <chart:data-point chart:repeated="2"/>
          </chart:series>
          <chart:series chart:style-name="ch9" chart:values-cell-range-address="'Dubins Spanier'.C2:'Dubins Spanier'.C3" chart:label-cell-address="'Dubins Spanier'.C1:'Dubins Spanier'.C1" chart:class="chart:bar">
            <chart:data-point chart:repeated="2"/>
          </chart:series>
          <chart:series chart:style-name="ch10" chart:values-cell-range-address="'Dubins Spanier'.D2:'Dubins Spanier'.D3" chart:label-cell-address="'Dubins Spanier'.D1:'Dubins Spanier'.D1" chart:class="chart:bar">
            <chart:data-point chart:repeated="2"/>
          </chart:series>
          <chart:series chart:style-name="ch11" chart:values-cell-range-address="'Dubins Spanier'.E2:'Dubins Spanier'.E3" chart:label-cell-address="'Dubins Spanier'.E1:'Dubins Spanier'.E1" chart:class="chart:bar">
            <chart:data-point chart:repeated="2"/>
          </chart:series>
          <chart:series chart:style-name="ch12" chart:values-cell-range-address="'Dubins Spanier'.F2:'Dubins Spanier'.F3" chart:label-cell-address="'Dubins Spanier'.F1:'Dubins Spanier'.F1" chart:class="chart:bar">
            <chart:data-point chart:repeated="2"/>
          </chart:series>
          <chart:series chart:style-name="ch13" chart:values-cell-range-address="'Dubins Spanier'.G2:'Dubins Spanier'.G3" chart:label-cell-address="'Dubins Spanier'.G1:'Dubins Spanier'.G1" chart:class="chart:bar">
            <chart:data-point chart:repeated="2"/>
          </chart:series>
          <chart:series chart:style-name="ch14" chart:values-cell-range-address="'Dubins Spanier'.H2:'Dubins Spanier'.H3" chart:label-cell-address="'Dubins Spanier'.H1:'Dubins Spanier'.H1" chart:class="chart:bar">
            <chart:data-point chart:repeated="2"/>
          </chart:series>
          <chart:series chart:style-name="ch15" chart:values-cell-range-address="'Dubins Spanier'.I2:'Dubins Spanier'.I3" chart:label-cell-address="'Dubins Spanier'.I1:'Dubins Spanier'.I1" chart:class="chart:bar">
            <chart:data-point chart:repeated="2"/>
          </chart:series>
          <chart:series chart:style-name="ch16" chart:values-cell-range-address="'Dubins Spanier'.J2:'Dubins Spanier'.J3" chart:label-cell-address="'Dubins Spanier'.J1:'Dubins Spanier'.J1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 1</text:p>
                <draw:g>
                  <svg:desc>'Dubins Spanier'.B1:'Dubins Spanier'.B1</svg:desc>
                </draw:g>
              </table:table-cell>
              <table:table-cell office:value-type="string">
                <text:p>Round 2</text:p>
                <draw:g>
                  <svg:desc>'Dubins Spanier'.C1:'Dubins Spanier'.C1</svg:desc>
                </draw:g>
              </table:table-cell>
              <table:table-cell office:value-type="string">
                <text:p>Round 3</text:p>
                <draw:g>
                  <svg:desc>'Dubins Spanier'.D1:'Dubins Spanier'.D1</svg:desc>
                </draw:g>
              </table:table-cell>
              <table:table-cell office:value-type="string">
                <text:p>Round 4</text:p>
                <draw:g>
                  <svg:desc>'Dubins Spanier'.E1:'Dubins Spanier'.E1</svg:desc>
                </draw:g>
              </table:table-cell>
              <table:table-cell office:value-type="string">
                <text:p>Round 5</text:p>
                <draw:g>
                  <svg:desc>'Dubins Spanier'.F1:'Dubins Spanier'.F1</svg:desc>
                </draw:g>
              </table:table-cell>
              <table:table-cell office:value-type="string">
                <text:p>Round 6</text:p>
                <draw:g>
                  <svg:desc>'Dubins Spanier'.G1:'Dubins Spanier'.G1</svg:desc>
                </draw:g>
              </table:table-cell>
              <table:table-cell office:value-type="string">
                <text:p>Round 7</text:p>
                <draw:g>
                  <svg:desc>'Dubins Spanier'.H1:'Dubins Spanier'.H1</svg:desc>
                </draw:g>
              </table:table-cell>
              <table:table-cell office:value-type="string">
                <text:p>Round 8</text:p>
                <draw:g>
                  <svg:desc>'Dubins Spanier'.I1:'Dubins Spanier'.I1</svg:desc>
                </draw:g>
              </table:table-cell>
              <table:table-cell office:value-type="string">
                <text:p>Average</text:p>
                <draw:g>
                  <svg:desc>'Dubins Spanier'.J1:'Dubins Spanier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yer1</text:p>
                <draw:g>
                  <svg:desc>'Dubins Spanier'.A2:'Dubins Spanier'.A3</svg:desc>
                </draw:g>
              </table:table-cell>
              <table:table-cell office:value-type="float" office:value="0.401886352299">
                <text:p>0.401886352299</text:p>
                <draw:g>
                  <svg:desc>'Dubins Spanier'.B2:'Dubins Spanier'.B3</svg:desc>
                </draw:g>
              </table:table-cell>
              <table:table-cell office:value-type="float" office:value="0.689905790576">
                <text:p>0.689905790576</text:p>
                <draw:g>
                  <svg:desc>'Dubins Spanier'.C2:'Dubins Spanier'.C3</svg:desc>
                </draw:g>
              </table:table-cell>
              <table:table-cell office:value-type="float" office:value="0.570096525902">
                <text:p>0.570096525902</text:p>
                <draw:g>
                  <svg:desc>'Dubins Spanier'.D2:'Dubins Spanier'.D3</svg:desc>
                </draw:g>
              </table:table-cell>
              <table:table-cell office:value-type="float" office:value="0.500634356526">
                <text:p>0.500634356526</text:p>
                <draw:g>
                  <svg:desc>'Dubins Spanier'.E2:'Dubins Spanier'.E3</svg:desc>
                </draw:g>
              </table:table-cell>
              <table:table-cell office:value-type="float" office:value="0.592048063808">
                <text:p>0.592048063808</text:p>
                <draw:g>
                  <svg:desc>'Dubins Spanier'.F2:'Dubins Spanier'.F3</svg:desc>
                </draw:g>
              </table:table-cell>
              <table:table-cell office:value-type="float" office:value="0.410668824954">
                <text:p>0.410668824954</text:p>
                <draw:g>
                  <svg:desc>'Dubins Spanier'.G2:'Dubins Spanier'.G3</svg:desc>
                </draw:g>
              </table:table-cell>
              <table:table-cell office:value-type="float" office:value="0.500101999723">
                <text:p>0.500101999723</text:p>
                <draw:g>
                  <svg:desc>'Dubins Spanier'.H2:'Dubins Spanier'.H3</svg:desc>
                </draw:g>
              </table:table-cell>
              <table:table-cell office:value-type="float" office:value="0.500032921934">
                <text:p>0.500032921934</text:p>
                <draw:g>
                  <svg:desc>'Dubins Spanier'.I2:'Dubins Spanier'.I3</svg:desc>
                </draw:g>
              </table:table-cell>
              <table:table-cell office:value-type="float" office:value="0.52067185446525">
                <text:p>0.52067185446525</text:p>
                <draw:g>
                  <svg:desc>'Dubins Spanier'.J2:'Dubins Spanier'.J3</svg:desc>
                </draw:g>
              </table:table-cell>
            </table:table-row>
            <table:table-row>
              <table:table-cell office:value-type="string">
                <text:p>Player2</text:p>
              </table:table-cell>
              <table:table-cell office:value-type="float" office:value="0.499560715133">
                <text:p>0.499560715133</text:p>
              </table:table-cell>
              <table:table-cell office:value-type="float" office:value="0.498965801563">
                <text:p>0.498965801563</text:p>
              </table:table-cell>
              <table:table-cell office:value-type="float" office:value="0.499732929328">
                <text:p>0.499732929328</text:p>
              </table:table-cell>
              <table:table-cell office:value-type="float" office:value="0.401209739132">
                <text:p>0.401209739132</text:p>
              </table:table-cell>
              <table:table-cell office:value-type="float" office:value="0.513185578283">
                <text:p>0.513185578283</text:p>
              </table:table-cell>
              <table:table-cell office:value-type="float" office:value="0.500302603177">
                <text:p>0.500302603177</text:p>
              </table:table-cell>
              <table:table-cell office:value-type="float" office:value="0.504959565566">
                <text:p>0.504959565566</text:p>
              </table:table-cell>
              <table:table-cell office:value-type="float" office:value="0.439104453158">
                <text:p>0.439104453158</text:p>
              </table:table-cell>
              <table:table-cell office:value-type="float" office:value="0.4821276731675">
                <text:p>0.48212767316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